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a60f59" officeooo:paragraph-rsid="00a60f59" style:font-weight-asian="bold" style:font-weight-complex="bold"/>
    </style:style>
    <style:style style:name="P4" style:family="paragraph" style:parent-style-name="Standard">
      <style:paragraph-properties fo:text-align="start" style:justify-single-word="false"/>
      <style:text-properties style:font-name="Verdana" fo:font-weight="bold" officeooo:rsid="01182aef" officeooo:paragraph-rsid="01182aef" fo:background-color="transparent" style:font-weight-asian="bold" style:font-weight-complex="bold"/>
    </style:style>
    <style:style style:name="P5" style:family="paragraph" style:parent-style-name="Standard">
      <style:paragraph-properties fo:text-align="start" style:justify-single-word="false"/>
      <style:text-properties style:font-name="Verdana" fo:font-weight="bold" officeooo:rsid="011a33d2" officeooo:paragraph-rsid="011a33d2" fo:background-color="transparent" style:font-weight-asian="bold" style:font-weight-complex="bold"/>
    </style:style>
    <style:style style:name="P6" style:family="paragraph" style:parent-style-name="Standard">
      <style:paragraph-properties fo:text-align="start" style:justify-single-word="false"/>
      <style:text-properties style:font-name="Verdana" fo:font-weight="bold" officeooo:rsid="011a82be" officeooo:paragraph-rsid="011a82be" fo:background-color="transparent" style:font-weight-asian="bold" style:font-weight-complex="bold"/>
    </style:style>
    <style:style style:name="P7" style:family="paragraph" style:parent-style-name="Standard">
      <style:paragraph-properties fo:text-align="start" style:justify-single-word="false"/>
      <style:text-properties style:font-name="Verdana" fo:font-weight="bold" officeooo:rsid="011daa6e" officeooo:paragraph-rsid="011daa6e" fo:background-color="transparent" style:font-weight-asian="bold" style:font-weight-complex="bold"/>
    </style:style>
    <style:style style:name="P8" style:family="paragraph" style:parent-style-name="Standard">
      <style:paragraph-properties fo:text-align="start" style:justify-single-word="false"/>
      <style:text-properties style:font-name="Verdana" fo:font-weight="bold" officeooo:rsid="01146547" officeooo:paragraph-rsid="01146547" fo:background-color="transparent" style:font-weight-asian="bold" style:font-weight-complex="bold"/>
    </style:style>
    <style:style style:name="P9" style:family="paragraph" style:parent-style-name="Standard">
      <style:paragraph-properties fo:text-align="start" style:justify-single-word="false"/>
      <style:text-properties style:font-name="Verdana" fo:font-weight="bold" officeooo:rsid="01146547" officeooo:paragraph-rsid="0114bd40" fo:background-color="transparent"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1146547" officeooo:paragraph-rsid="0115cdda" fo:background-color="transparent"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1146547" officeooo:paragraph-rsid="0115f747" fo:background-color="transparent"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1146547" officeooo:paragraph-rsid="011a33d2" fo:background-color="transparent"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1215e98" officeooo:paragraph-rsid="01215e98" fo:background-color="transparent"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12b9351" officeooo:paragraph-rsid="012b9351" fo:background-color="transparent"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12c6d7d" officeooo:paragraph-rsid="012c6d7d" fo:background-color="transparent"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12c6d7d" officeooo:paragraph-rsid="012ef2a5" fo:background-color="transparent"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12ef2a5" officeooo:paragraph-rsid="012ef2a5" fo:background-color="transparent"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12f6342" officeooo:paragraph-rsid="012f6342" fo:background-color="transparent"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1305011" officeooo:paragraph-rsid="01305011" fo:background-color="transparent"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1306805" officeooo:paragraph-rsid="01306805" fo:background-color="transparent" style:font-weight-asian="bold" style:font-weight-complex="bold"/>
    </style:style>
    <style:style style:name="P21" style:family="paragraph" style:parent-style-name="Standard">
      <style:paragraph-properties fo:text-align="start" style:justify-single-word="false"/>
      <style:text-properties style:font-name="Verdana" fo:font-weight="bold" officeooo:rsid="01318484" officeooo:paragraph-rsid="01318484" fo:background-color="transparent" style:font-weight-asian="bold" style:font-weight-complex="bold"/>
    </style:style>
    <style:style style:name="P22" style:family="paragraph" style:parent-style-name="Standard">
      <style:paragraph-properties fo:text-align="start" style:justify-single-word="false"/>
      <style:text-properties style:font-name="Verdana" fo:font-weight="bold" officeooo:rsid="0131a7b0" officeooo:paragraph-rsid="0131a7b0" fo:background-color="transparent" style:font-weight-asian="bold" style:font-weight-complex="bold"/>
    </style:style>
    <style:style style:name="P23" style:family="paragraph" style:parent-style-name="Standard">
      <style:paragraph-properties fo:text-align="start" style:justify-single-word="false"/>
      <style:text-properties style:font-name="Verdana" fo:font-weight="bold" officeooo:rsid="01338f50" officeooo:paragraph-rsid="01338f50" fo:background-color="transparent"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1347e06" officeooo:paragraph-rsid="01347e06" fo:background-color="transparent"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137ae64" officeooo:paragraph-rsid="0137ae64" fo:background-color="transparent"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135b585" officeooo:paragraph-rsid="0135b585" fo:background-color="transparent"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13da83d" officeooo:paragraph-rsid="013da83d" fo:background-color="transparent"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13dad32" officeooo:paragraph-rsid="013dad32" fo:background-color="transparent"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13f8776" officeooo:paragraph-rsid="013f8776" fo:background-color="transparent" style:font-weight-asian="bold" style:font-weight-complex="bold"/>
    </style:style>
    <style:style style:name="P30" style:family="paragraph" style:parent-style-name="Standard">
      <style:paragraph-properties fo:text-align="start" style:justify-single-word="false"/>
      <style:text-properties style:font-name="Verdana" fo:font-weight="bold" officeooo:rsid="014055e6" officeooo:paragraph-rsid="014055e6" fo:background-color="transparent" style:font-weight-asian="bold" style:font-weight-complex="bold"/>
    </style:style>
    <style:style style:name="P31" style:family="paragraph" style:parent-style-name="Standard">
      <style:paragraph-properties fo:text-align="start" style:justify-single-word="false"/>
      <style:text-properties style:font-name="Verdana" fo:font-weight="bold" officeooo:rsid="01420de8" officeooo:paragraph-rsid="01420de8" fo:background-color="transparent" style:font-weight-asian="bold" style:font-weight-complex="bold"/>
    </style:style>
    <style:style style:name="P32" style:family="paragraph" style:parent-style-name="Standard">
      <style:paragraph-properties fo:text-align="start" style:justify-single-word="false"/>
      <style:text-properties style:font-name="Verdana" fo:font-weight="bold" officeooo:rsid="01433fc7" officeooo:paragraph-rsid="01433fc7" fo:background-color="transparent" style:font-weight-asian="bold" style:font-weight-complex="bold"/>
    </style:style>
    <style:style style:name="P33" style:family="paragraph" style:parent-style-name="Standard">
      <style:paragraph-properties fo:text-align="start" style:justify-single-word="false"/>
      <style:text-properties style:font-name="Verdana" fo:font-weight="bold" officeooo:rsid="01445b56" officeooo:paragraph-rsid="01445b56" fo:background-color="transparent" style:font-weight-asian="bold" style:font-weight-complex="bold"/>
    </style:style>
    <style:style style:name="P34" style:family="paragraph" style:parent-style-name="Standard">
      <style:paragraph-properties fo:text-align="start" style:justify-single-word="false"/>
      <style:text-properties style:font-name="Verdana" fo:font-weight="bold" officeooo:rsid="0144fcc2" officeooo:paragraph-rsid="0144fcc2" fo:background-color="transparent" style:font-weight-asian="bold" style:font-weight-complex="bold"/>
    </style:style>
    <style:style style:name="P35" style:family="paragraph" style:parent-style-name="Standard">
      <style:paragraph-properties fo:text-align="start" style:justify-single-word="false"/>
      <style:text-properties style:font-name="Verdana" fo:font-weight="bold" officeooo:rsid="0144fcc2" officeooo:paragraph-rsid="01471880" fo:background-color="transparent" style:font-weight-asian="bold" style:font-weight-complex="bold"/>
    </style:style>
    <style:style style:name="P36" style:family="paragraph" style:parent-style-name="Standard">
      <style:paragraph-properties fo:text-align="start" style:justify-single-word="false"/>
      <style:text-properties style:font-name="Verdana" fo:font-weight="bold" officeooo:rsid="0148212e" officeooo:paragraph-rsid="0148212e" fo:background-color="transparent" style:font-weight-asian="bold" style:font-weight-complex="bold"/>
    </style:style>
    <style:style style:name="P37" style:family="paragraph" style:parent-style-name="Standard">
      <style:paragraph-properties fo:text-align="start" style:justify-single-word="false"/>
      <style:text-properties style:font-name="Verdana" fo:font-weight="bold" officeooo:rsid="0148547d" officeooo:paragraph-rsid="0148547d" fo:background-color="transparent" style:font-weight-asian="bold" style:font-weight-complex="bold"/>
    </style:style>
    <style:style style:name="P38" style:family="paragraph" style:parent-style-name="Standard">
      <style:paragraph-properties fo:text-align="start" style:justify-single-word="false"/>
      <style:text-properties style:font-name="Verdana" fo:font-weight="bold" officeooo:rsid="0149870d" officeooo:paragraph-rsid="0149870d" fo:background-color="transparent" style:font-weight-asian="bold" style:font-weight-complex="bold"/>
    </style:style>
    <style:style style:name="P39" style:family="paragraph" style:parent-style-name="Standard">
      <style:paragraph-properties fo:text-align="start" style:justify-single-word="false"/>
      <style:text-properties style:font-name="Verdana" fo:font-weight="bold" officeooo:rsid="014b6ea3" officeooo:paragraph-rsid="014b6ea3" fo:background-color="transparent" style:font-weight-asian="bold" style:font-weight-complex="bold"/>
    </style:style>
    <style:style style:name="P40" style:family="paragraph" style:parent-style-name="Standard">
      <style:paragraph-properties fo:text-align="start" style:justify-single-word="false"/>
      <style:text-properties style:font-name="Verdana" fo:font-weight="normal" officeooo:rsid="00a60f59" officeooo:paragraph-rsid="00a60f59" style:font-weight-asian="normal" style:font-weight-complex="normal"/>
    </style:style>
    <style:style style:name="P41" style:family="paragraph" style:parent-style-name="Standard">
      <style:paragraph-properties fo:text-align="start" style:justify-single-word="false"/>
      <style:text-properties style:font-name="Verdana" fo:font-weight="normal" officeooo:rsid="0110e74a" officeooo:paragraph-rsid="00a60f59" fo:background-color="transparent" style:font-weight-asian="normal" style:font-weight-complex="normal"/>
    </style:style>
    <style:style style:name="P42" style:family="paragraph" style:parent-style-name="Standard">
      <style:paragraph-properties fo:text-align="start" style:justify-single-word="false"/>
      <style:text-properties style:font-name="Verdana" fo:font-weight="normal" officeooo:rsid="01146547" officeooo:paragraph-rsid="01146547" fo:background-color="transparent" style:font-weight-asian="normal" style:font-weight-complex="normal"/>
    </style:style>
    <style:style style:name="P43" style:family="paragraph" style:parent-style-name="Standard">
      <style:paragraph-properties fo:text-align="start" style:justify-single-word="false"/>
      <style:text-properties style:font-name="Verdana" fo:font-weight="normal" officeooo:rsid="0114bd40" officeooo:paragraph-rsid="0114bd40" fo:background-color="transparent" style:font-weight-asian="normal" style:font-weight-complex="normal"/>
    </style:style>
    <style:style style:name="P44" style:family="paragraph" style:parent-style-name="Standard">
      <style:paragraph-properties fo:text-align="start" style:justify-single-word="false"/>
      <style:text-properties style:font-name="Verdana" fo:font-weight="normal" officeooo:rsid="0115cdda" officeooo:paragraph-rsid="0115cdda" fo:background-color="transparent" style:font-weight-asian="normal" style:font-weight-complex="normal"/>
    </style:style>
    <style:style style:name="P45" style:family="paragraph" style:parent-style-name="Standard">
      <style:paragraph-properties fo:text-align="start" style:justify-single-word="false"/>
      <style:text-properties style:font-name="Verdana" fo:font-weight="normal" officeooo:rsid="0115f747" officeooo:paragraph-rsid="0115f747" fo:background-color="transparent" style:font-weight-asian="normal" style:font-weight-complex="normal"/>
    </style:style>
    <style:style style:name="P46" style:family="paragraph" style:parent-style-name="Standard">
      <style:paragraph-properties fo:text-align="start" style:justify-single-word="false"/>
      <style:text-properties style:font-name="Verdana" fo:font-weight="normal" officeooo:rsid="01182aef" officeooo:paragraph-rsid="01182aef" fo:background-color="transparent" style:font-weight-asian="normal" style:font-weight-complex="normal"/>
    </style:style>
    <style:style style:name="P47" style:family="paragraph" style:parent-style-name="Standard">
      <style:paragraph-properties fo:text-align="start" style:justify-single-word="false"/>
      <style:text-properties style:font-name="Verdana" fo:font-weight="normal" officeooo:rsid="01182aef" officeooo:paragraph-rsid="011973e9" fo:background-color="transparent" style:font-weight-asian="normal" style:font-weight-complex="normal"/>
    </style:style>
    <style:style style:name="P48" style:family="paragraph" style:parent-style-name="Standard">
      <style:paragraph-properties fo:text-align="start" style:justify-single-word="false"/>
      <style:text-properties style:font-name="Verdana" fo:font-weight="normal" officeooo:rsid="011a33d2" officeooo:paragraph-rsid="011a33d2" fo:background-color="transparent" style:font-weight-asian="normal" style:font-weight-complex="normal"/>
    </style:style>
    <style:style style:name="P49" style:family="paragraph" style:parent-style-name="Standard">
      <style:paragraph-properties fo:text-align="start" style:justify-single-word="false"/>
      <style:text-properties style:font-name="Verdana" fo:font-weight="normal" officeooo:rsid="011a82be" officeooo:paragraph-rsid="011a82be" fo:background-color="transparent" style:font-weight-asian="normal" style:font-weight-complex="normal"/>
    </style:style>
    <style:style style:name="P50" style:family="paragraph" style:parent-style-name="Standard">
      <style:paragraph-properties fo:text-align="start" style:justify-single-word="false"/>
      <style:text-properties style:font-name="Verdana" fo:font-weight="normal" officeooo:rsid="011daa6e" officeooo:paragraph-rsid="011daa6e" fo:background-color="transparent" style:font-weight-asian="normal" style:font-weight-complex="normal"/>
    </style:style>
    <style:style style:name="P51" style:family="paragraph" style:parent-style-name="Standard">
      <style:paragraph-properties fo:text-align="start" style:justify-single-word="false"/>
      <style:text-properties style:font-name="Verdana" fo:font-weight="normal" officeooo:rsid="01215e98" officeooo:paragraph-rsid="01215e98" fo:background-color="transparent" style:font-weight-asian="normal" style:font-weight-complex="normal"/>
    </style:style>
    <style:style style:name="P52" style:family="paragraph" style:parent-style-name="Standard">
      <style:paragraph-properties fo:text-align="start" style:justify-single-word="false"/>
      <style:text-properties style:font-name="Verdana" fo:font-weight="normal" officeooo:rsid="0127d3f4" officeooo:paragraph-rsid="0127d3f4" fo:background-color="transparent"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12b9351" officeooo:paragraph-rsid="012b9351" fo:background-color="transparent"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12c6d7d" officeooo:paragraph-rsid="012c6d7d" fo:background-color="transparent"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12ef2a5" officeooo:paragraph-rsid="012ef2a5" fo:background-color="transparent" style:font-weight-asian="normal" style:font-weight-complex="normal"/>
    </style:style>
    <style:style style:name="P56" style:family="paragraph" style:parent-style-name="Standard">
      <style:paragraph-properties fo:text-align="start" style:justify-single-word="false"/>
      <style:text-properties style:font-name="Verdana" fo:font-weight="normal" officeooo:rsid="012f6342" officeooo:paragraph-rsid="012f6342" fo:background-color="transparent" style:font-weight-asian="normal" style:font-weight-complex="normal"/>
    </style:style>
    <style:style style:name="P57" style:family="paragraph" style:parent-style-name="Standard">
      <style:paragraph-properties fo:text-align="start" style:justify-single-word="false"/>
      <style:text-properties style:font-name="Verdana" fo:font-weight="normal" officeooo:rsid="01305011" officeooo:paragraph-rsid="01305011" fo:background-color="transparent" style:font-weight-asian="normal" style:font-weight-complex="normal"/>
    </style:style>
    <style:style style:name="P58" style:family="paragraph" style:parent-style-name="Standard">
      <style:paragraph-properties fo:text-align="start" style:justify-single-word="false"/>
      <style:text-properties style:font-name="Verdana" fo:font-weight="normal" officeooo:rsid="01306805" officeooo:paragraph-rsid="01306805" fo:background-color="transparent" style:font-weight-asian="normal" style:font-weight-complex="normal"/>
    </style:style>
    <style:style style:name="P59" style:family="paragraph" style:parent-style-name="Standard">
      <style:paragraph-properties fo:text-align="start" style:justify-single-word="false"/>
      <style:text-properties style:font-name="Verdana" fo:font-weight="normal" officeooo:rsid="01318484" officeooo:paragraph-rsid="01318484" fo:background-color="transparent" style:font-weight-asian="normal" style:font-weight-complex="normal"/>
    </style:style>
    <style:style style:name="P60" style:family="paragraph" style:parent-style-name="Standard">
      <style:paragraph-properties fo:text-align="start" style:justify-single-word="false"/>
      <style:text-properties style:font-name="Verdana" fo:font-weight="normal" officeooo:rsid="0131a7b0" officeooo:paragraph-rsid="0131a7b0" fo:background-color="transparent" style:font-weight-asian="normal" style:font-weight-complex="normal"/>
    </style:style>
    <style:style style:name="P61" style:family="paragraph" style:parent-style-name="Standard">
      <style:paragraph-properties fo:text-align="start" style:justify-single-word="false"/>
      <style:text-properties style:font-name="Verdana" fo:font-weight="normal" officeooo:rsid="01338f50" officeooo:paragraph-rsid="01338f50" fo:background-color="transparent" style:font-weight-asian="normal" style:font-weight-complex="normal"/>
    </style:style>
    <style:style style:name="P62" style:family="paragraph" style:parent-style-name="Standard">
      <style:paragraph-properties fo:text-align="start" style:justify-single-word="false"/>
      <style:text-properties style:font-name="Verdana" fo:font-weight="normal" officeooo:rsid="01347e06" officeooo:paragraph-rsid="01347e06" fo:background-color="transparent" style:font-weight-asian="normal" style:font-weight-complex="normal"/>
    </style:style>
    <style:style style:name="P63" style:family="paragraph" style:parent-style-name="Standard">
      <style:paragraph-properties fo:text-align="start" style:justify-single-word="false"/>
      <style:text-properties style:font-name="Verdana" fo:font-weight="normal" officeooo:rsid="0135b585" officeooo:paragraph-rsid="0135b585" fo:background-color="transparent" style:font-weight-asian="normal" style:font-weight-complex="normal"/>
    </style:style>
    <style:style style:name="P64" style:family="paragraph" style:parent-style-name="Standard">
      <style:paragraph-properties fo:text-align="start" style:justify-single-word="false"/>
      <style:text-properties style:font-name="Verdana" fo:font-weight="normal" officeooo:rsid="0137ae64" officeooo:paragraph-rsid="0137ae64" fo:background-color="transparent" style:font-weight-asian="normal" style:font-weight-complex="normal"/>
    </style:style>
    <style:style style:name="P65" style:family="paragraph" style:parent-style-name="Standard">
      <style:paragraph-properties fo:text-align="start" style:justify-single-word="false"/>
      <style:text-properties style:font-name="Verdana" fo:font-weight="normal" officeooo:rsid="0137ae64" officeooo:paragraph-rsid="013d0944" fo:background-color="transparent" style:font-weight-asian="normal" style:font-weight-complex="normal"/>
    </style:style>
    <style:style style:name="P66" style:family="paragraph" style:parent-style-name="Standard">
      <style:paragraph-properties fo:text-align="start" style:justify-single-word="false"/>
      <style:text-properties style:font-name="Verdana" fo:font-weight="normal" officeooo:rsid="0137ae64" officeooo:paragraph-rsid="013d3c96" fo:background-color="transparent" style:font-weight-asian="normal" style:font-weight-complex="normal"/>
    </style:style>
    <style:style style:name="P67" style:family="paragraph" style:parent-style-name="Standard">
      <style:paragraph-properties fo:text-align="start" style:justify-single-word="false"/>
      <style:text-properties style:font-name="Verdana" fo:font-weight="normal" officeooo:rsid="01392034" officeooo:paragraph-rsid="01392034" fo:background-color="transparent" style:font-weight-asian="normal" style:font-weight-complex="normal"/>
    </style:style>
    <style:style style:name="P68" style:family="paragraph" style:parent-style-name="Standard">
      <style:paragraph-properties fo:text-align="start" style:justify-single-word="false"/>
      <style:text-properties style:font-name="Verdana" fo:font-weight="normal" officeooo:rsid="013cd01d" officeooo:paragraph-rsid="013cd01d" fo:background-color="transparent" style:font-weight-asian="normal" style:font-weight-complex="normal"/>
    </style:style>
    <style:style style:name="P69" style:family="paragraph" style:parent-style-name="Standard">
      <style:paragraph-properties fo:text-align="start" style:justify-single-word="false"/>
      <style:text-properties style:font-name="Verdana" fo:font-weight="normal" officeooo:rsid="013d0944" officeooo:paragraph-rsid="013d0944" fo:background-color="transparent" style:font-weight-asian="normal" style:font-weight-complex="normal"/>
    </style:style>
    <style:style style:name="P70" style:family="paragraph" style:parent-style-name="Standard">
      <style:paragraph-properties fo:text-align="start" style:justify-single-word="false"/>
      <style:text-properties style:font-name="Verdana" fo:font-weight="normal" officeooo:rsid="013d3c96" officeooo:paragraph-rsid="013d3c96" fo:background-color="transparent" style:font-weight-asian="normal" style:font-weight-complex="normal"/>
    </style:style>
    <style:style style:name="P71" style:family="paragraph" style:parent-style-name="Standard">
      <style:paragraph-properties fo:text-align="start" style:justify-single-word="false"/>
      <style:text-properties style:font-name="Verdana" fo:font-weight="normal" officeooo:rsid="013da83d" officeooo:paragraph-rsid="013da83d" fo:background-color="transparent" style:font-weight-asian="normal" style:font-weight-complex="normal"/>
    </style:style>
    <style:style style:name="P72" style:family="paragraph" style:parent-style-name="Standard">
      <style:paragraph-properties fo:text-align="start" style:justify-single-word="false"/>
      <style:text-properties style:font-name="Verdana" fo:font-weight="normal" officeooo:rsid="013dad32" officeooo:paragraph-rsid="013dad32" fo:background-color="transparent" style:font-weight-asian="normal" style:font-weight-complex="normal"/>
    </style:style>
    <style:style style:name="P73" style:family="paragraph" style:parent-style-name="Standard">
      <style:paragraph-properties fo:text-align="start" style:justify-single-word="false"/>
      <style:text-properties style:font-name="Verdana" fo:font-weight="normal" officeooo:rsid="013f8776" officeooo:paragraph-rsid="013f8776" fo:background-color="transparent" style:font-weight-asian="normal" style:font-weight-complex="normal"/>
    </style:style>
    <style:style style:name="P74" style:family="paragraph" style:parent-style-name="Standard">
      <style:paragraph-properties fo:text-align="start" style:justify-single-word="false"/>
      <style:text-properties style:font-name="Verdana" fo:font-weight="normal" officeooo:rsid="014055e6" officeooo:paragraph-rsid="014055e6" fo:background-color="transparent" style:font-weight-asian="normal" style:font-weight-complex="normal"/>
    </style:style>
    <style:style style:name="P75" style:family="paragraph" style:parent-style-name="Standard">
      <style:paragraph-properties fo:text-align="start" style:justify-single-word="false"/>
      <style:text-properties style:font-name="Verdana" fo:font-weight="normal" officeooo:rsid="01420de8" officeooo:paragraph-rsid="01420de8" fo:background-color="transparent" style:font-weight-asian="normal" style:font-weight-complex="normal"/>
    </style:style>
    <style:style style:name="P76" style:family="paragraph" style:parent-style-name="Standard">
      <style:paragraph-properties fo:text-align="start" style:justify-single-word="false"/>
      <style:text-properties style:font-name="Verdana" fo:font-weight="normal" officeooo:rsid="01433fc7" officeooo:paragraph-rsid="01433fc7" fo:background-color="transparent" style:font-weight-asian="normal" style:font-weight-complex="normal"/>
    </style:style>
    <style:style style:name="P77" style:family="paragraph" style:parent-style-name="Standard">
      <style:paragraph-properties fo:text-align="start" style:justify-single-word="false"/>
      <style:text-properties style:font-name="Verdana" fo:font-weight="normal" officeooo:rsid="01445b56" officeooo:paragraph-rsid="01445b56" fo:background-color="transparent" style:font-weight-asian="normal" style:font-weight-complex="normal"/>
    </style:style>
    <style:style style:name="P78" style:family="paragraph" style:parent-style-name="Standard">
      <style:paragraph-properties fo:text-align="start" style:justify-single-word="false"/>
      <style:text-properties style:font-name="Verdana" fo:font-weight="normal" officeooo:rsid="0144fcc2" officeooo:paragraph-rsid="0144fcc2" fo:background-color="transparent" style:font-weight-asian="normal" style:font-weight-complex="normal"/>
    </style:style>
    <style:style style:name="P79" style:family="paragraph" style:parent-style-name="Standard">
      <style:paragraph-properties fo:text-align="start" style:justify-single-word="false"/>
      <style:text-properties style:font-name="Verdana" fo:font-weight="normal" officeooo:rsid="0144fcc2" officeooo:paragraph-rsid="01471880" fo:background-color="transparent" style:font-weight-asian="normal" style:font-weight-complex="normal"/>
    </style:style>
    <style:style style:name="P80" style:family="paragraph" style:parent-style-name="Standard">
      <style:paragraph-properties fo:text-align="start" style:justify-single-word="false"/>
      <style:text-properties style:font-name="Verdana" fo:font-weight="normal" officeooo:rsid="0148212e" officeooo:paragraph-rsid="0148212e" fo:background-color="transparent" style:font-weight-asian="normal" style:font-weight-complex="normal"/>
    </style:style>
    <style:style style:name="P81" style:family="paragraph" style:parent-style-name="Standard">
      <style:paragraph-properties fo:text-align="start" style:justify-single-word="false"/>
      <style:text-properties style:font-name="Verdana" fo:font-weight="normal" officeooo:rsid="0148547d" officeooo:paragraph-rsid="0148547d" fo:background-color="transparent" style:font-weight-asian="normal" style:font-weight-complex="normal"/>
    </style:style>
    <style:style style:name="P82" style:family="paragraph" style:parent-style-name="Standard">
      <style:paragraph-properties fo:text-align="start" style:justify-single-word="false"/>
      <style:text-properties style:font-name="Verdana" fo:font-weight="normal" officeooo:rsid="0149870d" officeooo:paragraph-rsid="0149870d" fo:background-color="transparent" style:font-weight-asian="normal" style:font-weight-complex="normal"/>
    </style:style>
    <style:style style:name="P83" style:family="paragraph" style:parent-style-name="Standard">
      <style:paragraph-properties fo:text-align="start" style:justify-single-word="false"/>
      <style:text-properties style:font-name="Verdana" fo:font-weight="normal" officeooo:rsid="014b6ea3" officeooo:paragraph-rsid="014b6ea3" fo:background-color="transparent" style:font-weight-asian="normal" style:font-weight-complex="normal"/>
    </style:style>
    <style:style style:name="P84" style:family="paragraph" style:parent-style-name="Standard">
      <style:paragraph-properties fo:text-align="start" style:justify-single-word="false"/>
      <style:text-properties style:font-name="Verdana" fo:font-style="normal" fo:font-weight="normal" officeooo:rsid="011a82be" officeooo:paragraph-rsid="011a82be" fo:background-color="transparent" style:font-style-asian="normal" style:font-weight-asian="normal" style:font-style-complex="normal" style:font-weight-complex="normal"/>
    </style:style>
    <style:style style:name="P85" style:family="paragraph" style:parent-style-name="Standard">
      <style:paragraph-properties fo:text-align="start" style:justify-single-word="false" fo:break-before="page"/>
      <style:text-properties style:font-name="Verdana" fo:font-weight="bold" officeooo:rsid="012b9351" officeooo:paragraph-rsid="012b9351" fo:background-color="transparent" style:font-weight-asian="bold" style:font-weight-complex="bold"/>
    </style:style>
    <style:style style:name="P86" style:family="paragraph" style:parent-style-name="Standard">
      <style:paragraph-properties fo:text-align="start" style:justify-single-word="false" fo:break-before="page"/>
      <style:text-properties style:font-name="Verdana" fo:font-weight="bold" officeooo:rsid="01347e06" officeooo:paragraph-rsid="01347e06" fo:background-color="transparent" style:font-weight-asian="bold" style:font-weight-complex="bold"/>
    </style:style>
    <style:style style:name="P87" style:family="paragraph" style:parent-style-name="Standard">
      <style:paragraph-properties fo:text-align="start" style:justify-single-word="false"/>
      <style:text-properties style:font-name="Verdana" fo:font-weight="bold" officeooo:rsid="0144fcc2" officeooo:paragraph-rsid="01471880" fo:background-color="transparent" style:font-weight-asian="bold" style:font-weight-complex="bold"/>
    </style:style>
    <style:style style:name="P88" style:family="paragraph" style:parent-style-name="Standard">
      <style:paragraph-properties fo:text-align="start" style:justify-single-word="false"/>
      <style:text-properties style:font-name="Verdana" fo:font-weight="bold" officeooo:rsid="014f158d" officeooo:paragraph-rsid="014f158d" fo:background-color="transparent" style:font-weight-asian="bold" style:font-weight-complex="bold"/>
    </style:style>
    <style:style style:name="P89" style:family="paragraph" style:parent-style-name="Standard">
      <style:paragraph-properties fo:text-align="start" style:justify-single-word="false"/>
      <style:text-properties style:font-name="Verdana" fo:font-weight="normal" officeooo:rsid="014b6ea3" officeooo:paragraph-rsid="014b6ea3" fo:background-color="transparent" style:font-weight-asian="normal" style:font-weight-complex="normal"/>
    </style:style>
    <style:style style:name="T1" style:family="text">
      <style:text-properties officeooo:rsid="0081127b"/>
    </style:style>
    <style:style style:name="T2" style:family="text">
      <style:text-properties fo:font-weight="normal" style:font-weight-asian="normal" style:font-weight-complex="normal"/>
    </style:style>
    <style:style style:name="T3" style:family="text">
      <style:text-properties fo:font-weight="normal" officeooo:rsid="011bac0e" style:font-weight-asian="normal" style:font-weight-complex="normal"/>
    </style:style>
    <style:style style:name="T4" style:family="text">
      <style:text-properties officeooo:rsid="0112fe5b"/>
    </style:style>
    <style:style style:name="T5" style:family="text">
      <style:text-properties officeooo:rsid="0114bd40"/>
    </style:style>
    <style:style style:name="T6" style:family="text">
      <style:text-properties officeooo:rsid="0115f747"/>
    </style:style>
    <style:style style:name="T7" style:family="text">
      <style:text-properties officeooo:rsid="0116fa62"/>
    </style:style>
    <style:style style:name="T8" style:family="text">
      <style:text-properties fo:font-weight="bold" style:font-weight-asian="bold" style:font-weight-complex="bold"/>
    </style:style>
    <style:style style:name="T9" style:family="text">
      <style:text-properties fo:font-weight="bold" officeooo:rsid="012c6d7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122cc21"/>
    </style:style>
    <style:style style:name="T12" style:family="text">
      <style:text-properties officeooo:rsid="01318484"/>
    </style:style>
    <style:style style:name="T13" style:family="text">
      <style:text-properties officeooo:rsid="01392034"/>
    </style:style>
    <style:style style:name="T14" style:family="text">
      <style:text-properties officeooo:rsid="0139e066"/>
    </style:style>
    <style:style style:name="T15" style:family="text">
      <style:text-properties officeooo:rsid="013d0944"/>
    </style:style>
    <style:style style:name="T16" style:family="text">
      <style:text-properties officeooo:rsid="0137ae64"/>
    </style:style>
    <style:style style:name="T17" style:family="text">
      <style:text-properties officeooo:rsid="013d3c96"/>
    </style:style>
    <style:style style:name="T18" style:family="text">
      <style:text-properties officeooo:rsid="014718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4">5</text:span>. <text:span text:style-name="T4">Evitando el naufragio</text:span></text:p>
      <text:p text:style-name="P2"/>
      <text:p text:style-name="P2"/>
      <text:p text:style-name="P2">Clase <text:span text:style-name="T4">24</text:span><text:span text:style-name="T1">. </text:span><text:span text:style-name="T4">Amenazas y Seguridad Informática</text:span></text:p>
      <text:p text:style-name="P2"/>
      <text:p text:style-name="P3">Julio <text:span text:style-name="T4">22</text:span> de 2021</text:p>
      <text:p text:style-name="P40"/>
      <text:p text:style-name="P41">La seguridad informática, o ciberseguridad, es una disciplina que se encarga de proteger la integridad y la privacidad de los datos y toda la información que se encuentre alojada en un sistema informático.</text:p>
      <text:p text:style-name="P41"/>
      <text:p text:style-name="P42">Malware: Software malicioso: Virus, Troyanos, Gusanos.</text:p>
      <text:p text:style-name="P42"/>
      <text:p text:style-name="P8">Virus:</text:p>
      <text:p text:style-name="P42">Componente de software cuyo objetivo es permanecer en un sistema copiándose a sí mismo. <text:span text:style-name="T5">Buscar destruir o inhabilitar archivos o programas. Se adhieren a los archivos ejecutables o al registro maestro de arranque.</text:span></text:p>
      <text:p text:style-name="P42"/>
      <text:p text:style-name="P8">Gusanos:</text:p>
      <text:p text:style-name="P43">Utiliza la red para copiarse a otras máquinas a través de la vulnerabilidad de la red o agujeros de seguridad. Su objetivo es saturar el funcionamiento del sistema.</text:p>
      <text:p text:style-name="P42"/>
      <text:p text:style-name="P8">Troyanos:</text:p>
      <text:p text:style-name="P43">Estructura utilizada para cargar componentes ocultos como virus y gusanos. Con frecuencia son programas sin licencia y cracks. No pueden replicarse a sí mismo. Pueden generar “backdoors”, puertas traseras que podrían permitir que el dispositivo sea controlado de forma remota.</text:p>
      <text:p text:style-name="P42"/>
      <text:p text:style-name="P8">Adware:</text:p>
      <text:p text:style-name="P43">Su objetivo es bombardear el dispositivo con publicidad.</text:p>
      <text:p text:style-name="P43"/>
      <text:p text:style-name="P9">Spywares:</text:p>
      <text:p text:style-name="P44">Software espía. Puede robar toda la información del sistema. Algunos pueden acceder a la cámara y al micrófono del dispositivo. Suelen ingresar por troyanos o pueden ser instalados como keylogger.</text:p>
      <text:p text:style-name="P44"/>
      <text:p text:style-name="P10">Rootkits:</text:p>
      <text:p text:style-name="P44">Conjuntos de software. Van dirigidos al Fir<text:span text:style-name="T11">m</text:span>ware(?) del sistema o los programas de usuario y tienen acceso al dispositivo en modo sistema o kernel. <text:span text:style-name="T6">Pueden modificar los procesos internos del sistema operativo, a los archivos del sistema como los registros y a las cuentas de usuario. Logran ocultarse del software antimalware o antivirus.</text:span></text:p>
      <text:p text:style-name="P44"/>
      <text:p text:style-name="P11">Botnet:</text:p>
      <text:p text:style-name="P45"><text:soft-page-break/>Red de bots controladas por un mismo dispositivo. Se utiliza para cometer crimeware, como robo de identidad o de información bancaria. Se propagan por troyanos.</text:p>
      <text:p text:style-name="P45"/>
      <text:p text:style-name="P11">Ransomware:</text:p>
      <text:p text:style-name="P45">Software de secuestro. Utilizados contra empresas para secuestrar su información de sus servicios y productos. <text:span text:style-name="T7">Se encuentran en correos no deseados o en links, y en redes P2P.</text:span></text:p>
      <text:p text:style-name="P45"/>
      <text:p text:style-name="P45"/>
      <text:p text:style-name="P46"><text:span text:style-name="T8">Información</text:span>:</text:p>
      <text:p text:style-name="P46">Integridad – Disponibilidad – Confidencialidad</text:p>
      <text:p text:style-name="P46"/>
      <text:p text:style-name="P4">Integridad</text:p>
      <text:p text:style-name="P46">Que la información se encuentre completa y que los datos sean los que deberían ser. <text:span text:style-name="T11">Que la información no haya sido modificada.</text:span></text:p>
      <text:p text:style-name="P46"/>
      <text:p text:style-name="P4">Disponibilidad</text:p>
      <text:p text:style-name="P46">Que el usuario tenga acceso a la información en el tiempo y la forma que lo requiera.</text:p>
      <text:p text:style-name="P46"/>
      <text:p text:style-name="P4">Confidencialidad</text:p>
      <text:p text:style-name="P46">Que la información esté disponible únicamente para los usuarios a quienes corresponde y bloqueada para los demás.</text:p>
      <text:p text:style-name="P46"/>
      <text:p text:style-name="P46"/>
      <text:p text:style-name="P4">Protección de la Información</text:p>
      <text:p text:style-name="P46">- Medidas preventivas</text:p>
      <text:p text:style-name="P46">- Medidas reactivas</text:p>
      <text:p text:style-name="P46"/>
      <text:p text:style-name="P4">Protección de la confidencialidad</text:p>
      <text:p text:style-name="P46">- Encriptación (preventiva)</text:p>
      <text:p text:style-name="P46">- Controles de acceso (preventiva)</text:p>
      <text:p text:style-name="P46">- Borrado remoto (reactiva)</text:p>
      <text:p text:style-name="P46">- Capacitación al personal (preventiva)</text:p>
      <text:p text:style-name="P46"/>
      <text:p text:style-name="P4">Protección de la Integridad</text:p>
      <text:p text:style-name="P46">- Auditorías (reactiva)</text:p>
      <text:p text:style-name="P46">- Control de versiones (reactiva)</text:p>
      <text:p text:style-name="P46">- Firmas digitales (preventiva)</text:p>
      <text:p text:style-name="P46">- Detección de intrusos (reactiva)</text:p>
      <text:p text:style-name="P46"/>
      <text:p text:style-name="P4">Protección de la disponibilidad</text:p>
      <text:p text:style-name="P47">- Tolerancia a fallos (preventiva/reactiva)</text:p>
      <text:p text:style-name="P47">- Redundancia (preventiva)</text:p>
      <text:p text:style-name="P47">- Parches de seguridad (reactiva)</text:p>
      <text:p text:style-name="P45"/>
      <text:p text:style-name="P44"/>
      <text:p text:style-name="P44"/>
      <text:p text:style-name="P12"><text:soft-page-break/>Fallas y vulnerabilidades</text:p>
      <text:p text:style-name="P5">Fallas</text:p>
      <text:p text:style-name="P48">Una falla o bug es un error en un programa que desencadena un resultado indeseado.</text:p>
      <text:p text:style-name="P42"/>
      <text:p text:style-name="P42"/>
      <text:p text:style-name="P42"/>
      <text:p text:style-name="P6">Tipos de fallas: </text:p>
      <text:p text:style-name="P6"/>
      <text:p text:style-name="P6"/>
      <text:p text:style-name="P6">Heisenbug: <text:span text:style-name="T10">Alteran o desaparecen su comportamiento al tratar de</text:span></text:p>
      <text:p text:style-name="P84">depurarlos.</text:p>
      <text:p text:style-name="P6"/>
      <text:p text:style-name="P6">Bohrbug: <text:span text:style-name="T2">Es una clasificación de un errorde software inusual que siempre produce una falla al reiniciar la operación quecausó la falla.</text:span></text:p>
      <text:p text:style-name="P6"/>
      <text:p text:style-name="P6">Mandelbug: <text:span text:style-name="T2">Es un fallo con causas tan complejas que su comportamiento es totalmente caótico.</text:span></text:p>
      <text:p text:style-name="P6"/>
      <text:p text:style-name="P6">Schrodinbug: <text:span text:style-name="T3">E</text:span><text:span text:style-name="T2">rrores que no aparecen hasta que alguien lee el código y descubre que, en determinadas circunstancias, el programa podría fallar. A partir de ese momento, el “Schroedinbug” comienza aparecer una y otra vez.</text:span></text:p>
      <text:p text:style-name="P49"/>
      <text:p text:style-name="P49"/>
      <text:p text:style-name="P7">Vulnerabilidad:</text:p>
      <text:p text:style-name="P50">Es una debilidad o falla de un sistema informático que pone en riesgo la integridad, confidencialidad o disponibilidad de la información.</text:p>
      <text:p text:style-name="P50"/>
      <text:p text:style-name="P50"/>
      <text:p text:style-name="P50"/>
      <text:p text:style-name="P13">Sincrónico</text:p>
      <text:p text:style-name="P13"/>
      <text:p text:style-name="P13"><text:a xlink:type="simple" xlink:href="https://docs.google.com/document/d/1bKsOP-mrGNX50V0HKZkJGL6gj1kQklf5-HdbuEXYj-E/edit" text:style-name="Internet_20_link" text:visited-style-name="Visited_20_Internet_20_Link"><text:span text:style-name="T2">https://docs.google.com/document/d/1bKsOP-mrGNX50V0HKZkJGL6gj1kQklf5-HdbuEXYj-E/edit</text:span></text:a></text:p>
      <text:p text:style-name="P51"/>
      <text:p text:style-name="P13"><text:a xlink:type="simple" xlink:href="https://docs.google.com/presentation/d/15EDOU0dWmkDyTx43FUmUi_5SxwshFC3GnNLCUySOBp4/edit#slide=id.p" text:style-name="Internet_20_link" text:visited-style-name="Visited_20_Internet_20_Link"><text:span text:style-name="T2">https://docs.google.com/presentation/d/15EDOU0dWmkDyTx43FUmUi_5SxwshFC3GnNLCUySOBp4/edit#slide=id.p</text:span></text:a></text:p>
      <text:p text:style-name="P13"/>
      <text:p text:style-name="P52">En la mochila:</text:p>
      <text:p text:style-name="P52">Hasta clase 21. Para la clase 21 subir un archivo cualquiera.</text:p>
      <text:p text:style-name="P85">Sesión 25. Ética Informática</text:p>
      <text:p text:style-name="P14"/>
      <text:p text:style-name="P24">Julio 26 de 2021</text:p>
      <text:p text:style-name="P53"/>
      <text:p text:style-name="P15">Seguridad activa y pasiva</text:p>
      <text:p text:style-name="P54"/>
      <text:p text:style-name="P54"/>
      <text:p text:style-name="P15">Seguridad activa: evitar el ataque.</text:p>
      <text:p text:style-name="P54">Empleo adecuado de contraseñas, software de seguridad informática, encriptación de datos.</text:p>
      <text:p text:style-name="P54"/>
      <text:p text:style-name="P15">Seguridad pasiva: minimizar el daño.</text:p>
      <text:p text:style-name="P54">Realizar copias de seguridad, crear partición del disco, escanear el disco con antivirus.</text:p>
      <text:p text:style-name="P54"/>
      <text:p text:style-name="P54"/>
      <text:p text:style-name="P16">Control</text:p>
      <text:p text:style-name="P55">Proceso que consiste en la paridad de un resultado con otro.</text:p>
      <text:p text:style-name="P55"/>
      <text:p text:style-name="P55">Clases de medidas de seguridad:</text:p>
      <text:p text:style-name="P55"/>
      <text:p text:style-name="P55"><text:span text:style-name="T9">Proactivas: </text:span>Directivas / Disuasivas / Preventivas.</text:p>
      <text:p text:style-name="P55"/>
      <text:p text:style-name="P55"><text:span text:style-name="T9">Reactivas: </text:span>Detectivas / Correctivas.</text:p>
      <text:p text:style-name="P55"/>
      <text:p text:style-name="P55"/>
      <text:p text:style-name="P17">Auditoría:</text:p>
      <text:p text:style-name="P55"/>
      <text:p text:style-name="P55">El auditor es el encargado de analizar y determinar que toda la informática de la organización trabaje de manera eficiente. El auditor informático plasmará en un informe final todas las debilidades, oportunidades de mejora y recomendaciones para que la organización sin carácter obligatorio decida si aceptarlas o no.</text:p>
      <text:p text:style-name="P55"/>
      <text:p text:style-name="P17">Objetivos de la Auditoría de Sistemas de Información:</text:p>
      <text:p text:style-name="P55">- Eficiencia</text:p>
      <text:p text:style-name="P55">- Normativa</text:p>
      <text:p text:style-name="P55">- Gestión de recursos</text:p>
      <text:p text:style-name="P55"/>
      <text:p text:style-name="P18">Herramientas para auditar:</text:p>
      <text:p text:style-name="P56">- Entrevistas</text:p>
      <text:p text:style-name="P56">- Encuestas</text:p>
      <text:p text:style-name="P56">- Análisis de los procesos</text:p>
      <text:p text:style-name="P56">- Análisis del código del software</text:p>
      <text:p text:style-name="P54"/>
      <text:p text:style-name="P54"/>
      <text:p text:style-name="P19">Seguridad física y lógica</text:p>
      <text:p text:style-name="P19"/>
      <text:p text:style-name="P19">Seguridad física:</text:p>
      <text:p text:style-name="P57"><text:soft-page-break/>Técnicas que permiten resguardar de cualquier tipo de daños a los equipos en los cuales se almacena los activos de una organización —sus datos—.</text:p>
      <text:p text:style-name="P57"/>
      <text:p text:style-name="P57">- Dispositivos físicos de protección: Pararrayos, extintores, detectores de humo, alarma contra intrusos, etc.</text:p>
      <text:p text:style-name="P57">- UPS (Uninterruptible Power Supply)</text:p>
      <text:p text:style-name="P57">- Resplado de datos</text:p>
      <text:p text:style-name="P57">- Sistemas redundantes. Son la copia de datos de mayor importancia. Cuando uno de los sistemas falla, no se pierde la información, sino que se recupera del otro lugar donde se encuentra.</text:p>
      <text:p text:style-name="P57"/>
      <text:p text:style-name="P57"/>
      <text:p text:style-name="P20">Seguridad lógica:</text:p>
      <text:p text:style-name="P58">Es un tipo de software que impide que malware o hackers puedan ingresar a nuestra computadora a través de Internet o de una red.</text:p>
      <text:p text:style-name="P58"/>
      <text:p text:style-name="P58">- Control de acceso</text:p>
      <text:p text:style-name="P58">- Cifrado de datos</text:p>
      <text:p text:style-name="P58">- Antivirus</text:p>
      <text:p text:style-name="P58">- Firewalls</text:p>
      <text:p text:style-name="P58"/>
      <text:p text:style-name="P58"/>
      <text:p text:style-name="P20">Seguridad en Internet</text:p>
      <text:p text:style-name="P58">Precauciones para proteger a los componentes de red frente a ataques como:</text:p>
      <text:p text:style-name="P58"/>
      <text:p text:style-name="P58">- Denegación de servicio</text:p>
      <text:p text:style-name="P58">- Denegación distribuida de servicio</text:p>
      <text:p text:style-name="P58"/>
      <text:p text:style-name="P21">Ataque de Denegación de Servicios (DoS)</text:p>
      <text:p text:style-name="P59">La denegación de servicio consiste en la interrupción del acceso a los servicios (computadoras y redes) por parte de los usuarios legítimos.</text:p>
      <text:p text:style-name="P57"><text:span text:style-name="T12">S</text:span>e produce una gran cantidad de peticiones desde solamente una máquina o una dirección IP al servicio. Esto produce una saturación de los puertos, hasta que llega un momento en que el servidor no tiene capacidad de respuesta a todos los servicios solicitados y comienza a rechazar peticiones. Es aquí donde se produce la denegación del servicio.</text:p>
      <text:p text:style-name="P57"/>
      <text:p text:style-name="P21">Ataque de Denegación de Servicio Distribuido (DdoS)</text:p>
      <text:p text:style-name="P59">Se produce una gran cantidad de peticiones al servicio, pero en este caso desde varios puntos o direcciones IP de conexión.</text:p>
      <text:p text:style-name="P59"/>
      <text:p text:style-name="P22">Bot</text:p>
      <text:p text:style-name="P60">es una aplicación de software que se encarga de realizar las tareas que tienen la característica de ser simples y repetitivas. Las mismas se realizarán a través de Internet. Estos bots trabajan mucho más rápido de lo que trabajaría una persona.</text:p>
      <text:p text:style-name="P60"/>
      <text:p text:style-name="P22">Botnet</text:p>
      <text:p text:style-name="P60"><text:soft-page-break/>Es un conjunto de dispositivos que están conectados a Internet y cuya seguridad ha sido comprometida por un atacante para instalar un bot programado para efectuar un ataque de DoS. Los dispositivos comprometidos quedan a la espera de que el atacante envíe una señal para comenzar el ataque.</text:p>
      <text:p text:style-name="P60"/>
      <text:p text:style-name="P22">Computadora zombie</text:p>
      <text:p text:style-name="P60">Computadora que ha sido infectada por un virus, troyano o un gusano, y se utiliza de forma remota por un tercero para realizar ataques maliciosos —entre ellos está el ataque de denegación de servicio distribuido (DdoS)—.</text:p>
      <text:p text:style-name="P60"/>
      <text:p text:style-name="P60"/>
      <text:p text:style-name="P23">Hacking y Cracking</text:p>
      <text:p text:style-name="P61"/>
      <text:p text:style-name="P23">Hacker:</text:p>
      <text:p text:style-name="P61">experto en varias ramas técnicas relacionadas con las tecnologías de información de las comunicaciones, como son: programación, redes, sistemas operativos e ingeniería de software.</text:p>
      <text:p text:style-name="P61"/>
      <text:p text:style-name="P61">White hat: Buscan defender los sistemas de información</text:p>
      <text:p text:style-name="P61">Black hat: Realizan actividades maliciosas o ilegales. También conocidos como <text:span text:style-name="T8">crackers</text:span>.</text:p>
      <text:p text:style-name="P61">Gray hat: Tienen conocimientos tanto de la parte defensiva como ofensiva, y pueden trabajar en cualquiera de los ámbitos.</text:p>
      <text:p text:style-name="P61"/>
      <text:p text:style-name="P61"/>
      <text:p text:style-name="P25">Sincrónico:</text:p>
      <text:p text:style-name="P64"/>
      <text:p text:style-name="P64">Aplicaciones para seguridad:</text:p>
      <text:p text:style-name="P64"/>
      <text:p text:style-name="P64"/>
      <text:p text:style-name="P64"><text:span text:style-name="T15">- Antivirus: </text:span>ElistarA</text:p>
      <text:p text:style-name="P64"><text:a xlink:type="simple" xlink:href="http://www.zonavirus.com/descargas/descargar-elistara.asp" text:style-name="Internet_20_link" text:visited-style-name="Visited_20_Internet_20_Link">http://www.zonavirus.com/descargas/descargar-elistara.asp</text:a></text:p>
      <text:p text:style-name="P69">(<text:span text:style-name="T16">Descargar ejecutable y ejecutar en modo a prueba de fallos con conexión a Internet</text:span>).</text:p>
      <text:p text:style-name="P64"/>
      <text:p text:style-name="P64">- Ccleaner. <text:span text:style-name="T13">Para evitar dañar el SO, h</text:span>acer copia del registro antes de la limipeza.</text:p>
      <text:p text:style-name="P64"/>
      <text:p text:style-name="P65">- Cobian. Para backups/copias de seguridad. Se pueden programar las copias de seguridad.</text:p>
      <text:p text:style-name="P64"/>
      <text:p text:style-name="P64">- HDD Regenerator. Recupera discos que tienen problemas físicos. No es tan fácil de emplear, pero es potente.</text:p>
      <text:p text:style-name="P64"/>
      <text:p text:style-name="P66">- DLC. Versión 2019. Crear un pendrive <text:span text:style-name="T13">(?)</text:span>, con varias utilidades. <text:span text:style-name="T15">(Este no lo entendí muy bien)</text:span></text:p>
      <text:p text:style-name="P66"/>
      <text:p text:style-name="P66"><text:soft-page-break/>- <text:span text:style-name="T15">Sysprep de Windows y Acronis, para no tener que formatear la computadora. </text:span>Sysprep levanta la imagen y luego se usa Acronis, que sirve para hacer backup o copiar la imagen <text:span text:style-name="T15">del sistema operativo</text:span>.</text:p>
      <text:p text:style-name="P64"/>
      <text:p text:style-name="P64">- <text:span text:style-name="T17">Antivirus p</text:span>ara Windows: Windows Defender es el mejor gratuito. Si se va a pagar, por ejemplo Avast.</text:p>
      <text:p text:style-name="P64"/>
      <text:p text:style-name="P64">- <text:span text:style-name="T14">Para hacer resplado de información: Mega (50 Gb gratis), Dropbox.</text:span></text:p>
      <text:p text:style-name="P64"/>
      <text:p text:style-name="P64">--</text:p>
      <text:p text:style-name="P64"/>
      <text:p text:style-name="P67">Seguridad activa: Se refiere a los activos que tienen información.</text:p>
      <text:p text:style-name="P67"/>
      <text:p text:style-name="P67">Ej de ransomware: CONTI. Los archivos aparecen con extensión CONTI</text:p>
      <text:p text:style-name="P67"/>
      <text:p text:style-name="P68">Actividad:</text:p>
      <text:p text:style-name="P67"><text:a xlink:type="simple" xlink:href="https://docs.google.com/document/d/1_uwb1SFvUXccZl3GgTWfa0TZlSYlZrdM/edit" text:style-name="Internet_20_link" text:visited-style-name="Visited_20_Internet_20_Link">https://docs.google.com/document/d/1_uwb1SFvUXccZl3GgTWfa0TZlSYlZrdM/edit</text:a>#</text:p>
      <text:p text:style-name="P67"/>
      <text:p text:style-name="P67"/>
      <text:p text:style-name="P86">Sesión 26. Cierre</text:p>
      <text:p text:style-name="P24"/>
      <text:p text:style-name="P24">Julio 28 de 2021</text:p>
      <text:p text:style-name="P62"/>
      <text:p text:style-name="P26">Fraude y delito informático</text:p>
      <text:p text:style-name="P63"/>
      <text:p text:style-name="P63"/>
      <text:p text:style-name="P70">¿Qué se puede denunciar?</text:p>
      <text:p text:style-name="P70">- Injurias y calumnias</text:p>
      <text:p text:style-name="P70">- Explotación sexual d emenores documentada</text:p>
      <text:p text:style-name="P70">- Exhibiciones obscenas</text:p>
      <text:p text:style-name="P70">- Grooming</text:p>
      <text:p text:style-name="P70">- Amenazas y coacciones</text:p>
      <text:p text:style-name="P70">- Sustracción, alteración, destrucción o inutilización de evidencia digital</text:p>
      <text:p text:style-name="P70">- Difusión no autorizada de imágenes o grabaciones íntimas.</text:p>
      <text:p text:style-name="P70">- Etc.</text:p>
      <text:p text:style-name="P70"/>
      <text:p text:style-name="P27">Protección de datos personales</text:p>
      <text:p text:style-name="P70"/>
      <text:p text:style-name="P70">Los datos personales son cualquier información vinculada o que pueda asociarse a una o varias personas naturales determinadas o determinables.</text:p>
      <text:p text:style-name="P70"/>
      <text:p text:style-name="P71">Clasificación de datos:</text:p>
      <text:p text:style-name="P71">- Públicos</text:p>
      <text:p text:style-name="P71">- Semiprivados</text:p>
      <text:p text:style-name="P71">- Privados</text:p>
      <text:p text:style-name="P71">- Sensibles</text:p>
      <text:p text:style-name="P71"/>
      <text:p text:style-name="P71">Derechos sobre datos personales: habeas data.</text:p>
      <text:p text:style-name="P71"/>
      <text:p text:style-name="P71"/>
      <text:p text:style-name="P28">Propiedad intelectual</text:p>
      <text:p text:style-name="P28"/>
      <text:p text:style-name="P28">¿qué es una licencia de software?</text:p>
      <text:p text:style-name="P72">Se trata de un contrato que existe entre aquel que posee los derechos de autoría y la entidad o persona que está adquiriéndolo. Se definen con certeza los derechos y obligaciones de ambas partes. También, en algunos casos, se suele establecer el plazo de duración que tendrá dicha licencia, ya que pueden ser permanentes o limitadas.</text:p>
      <text:p text:style-name="P72"/>
      <text:p text:style-name="P72"/>
      <text:p text:style-name="P28">Licencias de Software libre</text:p>
      <text:p text:style-name="P72">Software libre es todo aquel que ofrece a su consumidor el código fuente original y además le otorga la facultad de usarlo, modificarlo y distribuirlo, con o sin modificaciones.</text:p>
      <text:p text:style-name="P72"/>
      <text:p text:style-name="P29">¿Qué es el copyleft?</text:p>
      <text:p text:style-name="P73">El copyleft proporciona un método para que el software o la documentación se</text:p>
      <text:p text:style-name="P73">modifiquen y se distribuyan a la comunidad, siempre que sigan siendo libres.</text:p>
      <text:p text:style-name="P73"><text:soft-page-break/></text:p>
      <text:p text:style-name="P29">Licencia GPL:</text:p>
      <text:p text:style-name="P73"/>
      <text:p text:style-name="P73">La Licencia Pública General de GNU o GPL es una licencia de derecho de autor</text:p>
      <text:p text:style-name="P73">ampliamente usada en el mundo del software libre y código abierto; y garantiza a los usuarios finales la libertad de usar, estudiar, compartir —copiar— y modificar el software.</text:p>
      <text:p text:style-name="P73"/>
      <text:p text:style-name="P73">Su propósito es doble: declarar que el software cubierto por esta licencia es</text:p>
      <text:p text:style-name="P73">libre y protegerlo —mediante el copyleft— de intentos de apropiación que restrinjan esas libertades a nuevos usuarios cada vez que la obra es distribuida, modificada o ampliada.</text:p>
      <text:p text:style-name="P73"/>
      <text:p text:style-name="P73"/>
      <text:p text:style-name="P29">Licencia BSD:</text:p>
      <text:p text:style-name="P73"/>
      <text:p text:style-name="P73">La licencia BSD es la licencia utilizada para los sistemas operativos BSD (Berkeley Software Distribution). Tiene menos restricciones en comparación con otras, como la GPL, estando muy cercana al dominio público.</text:p>
      <text:p text:style-name="P73"/>
      <text:p text:style-name="P73">La licencia BSD, al contrario que la GPL, permite el uso del código fuente en</text:p>
      <text:p text:style-name="P73">software no libre.</text:p>
      <text:p text:style-name="P73"/>
      <text:p text:style-name="P73">El autor que decida emplear esta licencia mantiene la protección de los derechos de autor únicamente para la renuncia de garantía y para requerir la adecuada atribución de la autoría en trabajos derivados, pero permite la libre</text:p>
      <text:p text:style-name="P73">redistribución y modificación, sin establecer que se deban mantener las mismas libertades.</text:p>
      <text:p text:style-name="P73"/>
      <text:p text:style-name="P73"/>
      <text:p text:style-name="P30">Licencia MPL:</text:p>
      <text:p text:style-name="P74"/>
      <text:p text:style-name="P74">La licencia pública de Mozilla (en inglés Mozilla Public License o MPL) es una licencia de software libre, de código abierto; además es detallada, desarrollada</text:p>
      <text:p text:style-name="P74">y mantenida por la Fundación Mozilla.</text:p>
      <text:p text:style-name="P74"/>
      <text:p text:style-name="P74">Se caracteriza por ser un híbrido de la Licencia BSD modificada y GNU General Public License (GPL) que busca equilibrar los intereses de los desarrolladores de código abierto y propietario, aunque esta es menos permisiva que las BSD.</text:p>
      <text:p text:style-name="P74"/>
      <text:p text:style-name="P74">La MPL deja abierto el camino a una posible reutilización no libre del software, si el usuario así lo desea, sin restringir la reutilización del código ni el relicenciamiento bajo la misma licencia.</text:p>
      <text:p text:style-name="P74"/>
      <text:p text:style-name="P74"/>
      <text:p text:style-name="P31">Copyright:</text:p>
      <text:p text:style-name="P75"/>
      <text:p text:style-name="P75"><text:soft-page-break/>Es una forma de proteger las creaciones de los autores de distintas obras o proyectos sea cual sea su naturaleza. Significa que todos los derechos están reservados.</text:p>
      <text:p text:style-name="P75"/>
      <text:p text:style-name="P75">Es una de las licencias más utilizadas tanto por empresas y autores. Significa que solo su autor puede utilizar, modificar y distribuir su contenido.</text:p>
      <text:p text:style-name="P75"/>
      <text:p text:style-name="P75"/>
      <text:p text:style-name="P32">Derechos de autor</text:p>
      <text:p text:style-name="P76">Es el derecho que tiene el autor de una obra artística, literaria o científica para decidir quién puede difundir, publicar o reproducir su creación a cambio de una compensación económica. Está dentro de la propiedad industrial.</text:p>
      <text:p text:style-name="P76"/>
      <text:p text:style-name="P32">Propiedad intelectual</text:p>
      <text:p text:style-name="P76">En el ámbito jurídico abarca el derecho de autor, las patentes, diseños, marcas y otros derechos afines. Es mucho más amplio que los conceptos anteriores.</text:p>
      <text:p text:style-name="P76"/>
      <text:p text:style-name="P76"/>
      <text:p text:style-name="P33">Freeware:</text:p>
      <text:p text:style-name="P77">Freeware (“software gratis") define un tipo de software que se distribuye sin ningún tipo de coste para su uso y por tiempo ilimitado. A veces se incluye el código fuente, pero no es lo usual. El freeware suele incluir una licencia de uso que permite su redistribución, pero con algunas restricciones, como la no modificación del software o la venta de la misma.</text:p>
      <text:p text:style-name="P77"/>
      <text:p text:style-name="P34">Shareware:</text:p>
      <text:p text:style-name="P78">Shareware es otra modalidad de distribución de software, el programa se distribuye con limitaciones, bien como versión de demostración o evaluación, con funciones o características limitadas o con un uso restringido a un límite de tiempo establecido. Para conseguir el uso del software de manera completa se requiere de un pago. Los shareware pueden ser: trial, demo o adware.</text:p>
      <text:p text:style-name="P78"/>
      <text:p text:style-name="P78"/>
      <text:p text:style-name="P35">- Trial:</text:p>
      <text:p text:style-name="P79"><text:span text:style-name="T18">E</text:span>s el nombre que se le da a la licencia de un programa de pago que tiene todas sus funciones activas, pero solamente por un período de tiempo limitado.</text:p>
      <text:p text:style-name="P78"/>
      <text:p text:style-name="P35">- Demo:</text:p>
      <text:p text:style-name="P79">Este tipo de licencia se presenta a menudo en los videojuegos ya que permite al usuario hacer uso del producto por tiempo indefinido, pero con la mayoría de sus funciones restringidas.</text:p>
      <text:p text:style-name="P78"/>
      <text:p text:style-name="P35">- Adware:</text:p>
      <text:p text:style-name="P79"><text:span text:style-name="T18">E</text:span>s cualquier software que aunque se puede disfrutar de la totalidad de su uso de manera gratuita, pero que incluyen publicidad en el programa, durante su instalación o uso.</text:p>
      <text:p text:style-name="P79"/>
      <text:p text:style-name="P35"/>
      <text:p text:style-name="P36">Software libre:</text:p>
      <text:p text:style-name="P80"><text:soft-page-break/>El software libre es aquel que respeta la libertad de los usuarios y la comunidad. A grandes rasgos, significa que los usuarios tienen la libertad de ejecutar, copiar, distribuir, estudiar, modificar y mejorar el software.</text:p>
      <text:p text:style-name="P80"/>
      <text:p text:style-name="P80">Software libre no significa no comercial. Por el contrario, un programa libre debe estar disponible para el uso comercial, la programación comercial y la distribución comercial.</text:p>
      <text:p text:style-name="P80"/>
      <text:p text:style-name="P80">Todo software libre es open source, pero no necesariamente se cumple al revés.</text:p>
      <text:p text:style-name="P80"/>
      <text:p text:style-name="P80"/>
      <text:p text:style-name="P37">Las 4 libertades esenciales</text:p>
      <text:p text:style-name="P81">Un programa es software libre si los usuarios tienen las cuatro libertades</text:p>
      <text:p text:style-name="P81">esenciales:</text:p>
      <text:p text:style-name="P81"/>
      <text:p text:style-name="P81">- Ejecutar el programa como se desee, con cualquier propósito.</text:p>
      <text:p text:style-name="P81">- Estudiar cómo funciona el programa y cambiarlo para que haga lo que</text:p>
      <text:p text:style-name="P81">se desee. El acceso al código fuente es una condición necesaria para ello.</text:p>
      <text:p text:style-name="P81">- Redistribuir copias para ayudar a otros.</text:p>
      <text:p text:style-name="P81">- Distribuir copias de sus versiones modificadas a terceros. Esto le permite</text:p>
      <text:p text:style-name="P81">ofrecer a toda la comunidad la oportunidad de beneficiarse de las</text:p>
      <text:p text:style-name="P81">modificaciones. El acceso al código fuente es una condición necesaria para</text:p>
      <text:p text:style-name="P81">ello.</text:p>
      <text:p text:style-name="P81"/>
      <text:p text:style-name="P81"/>
      <text:p text:style-name="P38">Open source:</text:p>
      <text:p text:style-name="P82">Un software de código abierto u open source es un software en el que cualquier persona tiene acceso a las instrucciones escritas de programación del</text:p>
      <text:p text:style-name="P82">mismo o código fuente.</text:p>
      <text:p text:style-name="P82"/>
      <text:p text:style-name="P82">El software open source se desarrolla de manera descentralizada y colaborativa, así que depende de la revisión entre compañeros y la producción de la comunidad.</text:p>
      <text:p text:style-name="P82"/>
      <text:p text:style-name="P82">Además, suele ser más económico, flexible y duradero que sus alternativas propietarias. Que el software sea open source no significa que el software ejecutable se distribuya en forma gratuita.</text:p>
      <text:p text:style-name="P82"/>
      <text:p text:style-name="P82"/>
      <text:p text:style-name="P39">Software propietario</text:p>
      <text:p text:style-name="P83">El software propietario o privativo es el software del cual no existe una</text:p>
      <text:p text:style-name="P83">forma libre de acceso a su código fuente, el cual solo se encuentra a disposición de su desarrollador y no se permite su libre modificación, adaptación o incluso lectura por parte de terceros.</text:p>
      <text:p text:style-name="P83"/>
      <text:p text:style-name="P83"/>
      <text:p text:style-name="P83"/>
      <text:p text:style-name="P83"/>
      <text:p text:style-name="P88"><text:soft-page-break/>Sincróni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28T17:13:59.179000000</dc:date>
    <meta:editing-duration>P1DT14H46M12S</meta:editing-duration>
    <meta:editing-cycles>232</meta:editing-cycles>
    <meta:document-statistic meta:table-count="0" meta:image-count="0" meta:object-count="0" meta:page-count="12" meta:paragraph-count="222" meta:word-count="2519" meta:character-count="16180" meta:non-whitespace-character-count="13882"/>
  </office:meta>
</office:document-meta>
</file>